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Georgia" svg:font-family="Georgi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6pt" style:font-size-asian="16pt" style:font-size-complex="16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king God Cry</text:p>
      <text:p text:style-name="P2"/>
      <text:p text:style-name="P1">Read: Luke 19:41-44 </text:p>
      <text:p text:style-name="P1"><text:s/></text:p>
      <text:p text:style-name="P1">Text: John 11:35 "Jesus wept."</text:p>
      <text:p text:style-name="P1"/>
      <text:p text:style-name="P1"><text:span text:style-name="T1">Introduction:</text:span> I have just read the two verses that reveal the weeping Christ. One was on the occasion of His triumphal entry into Jerusalem and the other was at the tomb of Lazarus. On the one occasion He was being praised and lauded as never before and on the other He was about to perform a miracle of the raising of Lazarus from the dead. Neither occasion (on the surface) seems like it lends itself to weeping.</text:p>
      <text:p text:style-name="P1"><text:s text:c="2"/>The scriptures do not record that Christ wept when Judas betrayed Him or Peter denied Him. There is no record of weeping when the disciples ran away in the Garden. He did not weep when He was scourged or hung on the cross. <text:span text:style-name="T2">What makes Jesus weep?</text:span></text:p>
      <text:p text:style-name="P1"/>
      <text:p text:style-name="P1"><text:span text:style-name="T1">I. Ignorance; Willful/Neglectful Ignorance:</text:span> In the background of the story from Luke we can see that the inhabitants of Jerusalem had experienced the greatest personal input of the teaching and miracles of Jesus. They had heard Him in the temple at twelve years of age and were eyewitnesses to His ministry years. He had fed thousands of them when he fed 5000 men and 4000 men plus women and children on at least two occasions. </text:p>
      <text:p text:style-name="P1"><text:s text:c="2"/>He is aware that their praise. He hears them calling out: “Blessed be the King that cometh in the name of the Lord: peace in heaven, and glory in the highest.” <text:s/>He sees them lay their own garments down for his donkey to walk on. They adore Him and He doesn’t seem to enjoy it. What is wrong with their praise?</text:p>
      <text:p text:style-name="P1"><text:s text:c="2"/>They are praising because they are expecting Him to establish his earthly kingdom. They are leading their king to His throne (they think) He knows that these same people who seem to love Him dearly only love Him if He is to be what they expect Him to be. When they see their dream crumble; their commitment to Christ will crumble and they will be leading the crowd who calls out: “Crucify Him!” </text:p>
      <text:p text:style-name="P1"><text:s text:c="2"/>It is not just that they don’t understand: it is that they refuse to under-stand. They have conveniently disregarded anything that didn’t fit with their expectations. When He said: “My kingdom is not of this world” (John 18:36) they ignored Him. Perhaps they decided that He didn’t really mean it the way that it sounded. Maybe they decided that it was a truth but it was not a truth for them. It was for someone else. They are like the parishioner who says: “Pastor, that scripture was for the Jews in Bible days but it’s just not for me.” They are ignorant by choice.</text:p>
      <text:p text:style-name="P1"><text:span text:style-name="T1">II. Unbelief:</text:span> In the story of Martha and Mary<text:span text:style-name="T1"> </text:span>at the tomb of Lazarus we find that they knew the scriptures. Jesus seems to have deliberately come too late for healing; both Martha and Mary point that out to Jesus. He tells Martha that Lazarus will rise again. She responds that she knows He will rise in the final resurrection. Jesus tells her that He is the resurrection and she blows Him off. In John 11:28 we read: “…when she had so said, she went her way…” How many times do we casually ignore scripture and go on our way instead of claiming the promises of God. How many times of fellowship with God have we sacrificed by such behavior? How many miracles have we missed? </text:p>
      <text:p text:style-name="P1"><text:s text:c="2"/>Jesus did not weep because Lazarus had died; He was about to bring him back. Jesus wept because of the unbelief that He found in the house of those who knew Him well. He found two sisters who were embittered by a perceived injustice. They couldn’t have it their way and refused to believe that God might be working in another way. </text:p>
      <text:p text:style-name="P1"/>
      <text:p text:style-name="P1"><text:span text:style-name="T1">Conclude:</text:span> I wonder if I have made God cry? Are there scriptures that I should know and understand? Are their doctrines that I have been taught but just never applied to my life? Sometimes God is screaming the truth in our face but we are not listening.</text:p>
      <text:p text:style-name="P1"><text:s text:c="2"/>One time I was bicycling home from work and saw a group of teen-aged boys riding toward me. They were all riding single file except for two boys who were directly in my trajectory. I saw that the lead kid in my way was looking at the ground so I rang my bicycle bell. He did not respond so I continued to ring it incessantly and he still ignored it. Finally one of the other riders hollered at him: “Robert, get over.” He looked up, startled, and moved over. Why didn’t he hear my bell? because he wasn’t listening for it. He was able to respond to his friend because he was familiar with his voice. Perhaps we do not hear Jesus because we are not familiar with His voice. We hear the call of sin and carnality because we are familiar with it.</text:p>
      <text:p text:style-name="P1"><text:s text:c="2"/>Altar call for those who might be causing God to c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Georgia" svg:font-family="Georgi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Weeping Christ</dc:title>
    <meta:initial-creator>Joel Tice</meta:initial-creator>
    <meta:creation-date>2006-08-12T20:44:00</meta:creation-date>
    <dc:creator>Joel Tice</dc:creator>
    <dc:date>2018-04-15T14:36:11.16</dc:date>
    <meta:print-date>2006-08-12T22:40:00</meta:print-date>
    <meta:editing-cycles>6</meta:editing-cycles>
    <meta:editing-duration>PT2H4M44S</meta:editing-duration>
    <meta:generator>OpenOffice/4.1.3$Win32 OpenOffice.org_project/413m1$Build-9783</meta:generator>
    <meta:document-statistic meta:table-count="0" meta:image-count="0" meta:object-count="0" meta:page-count="1" meta:paragraph-count="15" meta:word-count="838" meta:character-count="4494"/>
  </office:meta>
</office:document-meta>
</file>